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Registry.deregisterComponent( ComponentMBeanImpl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.getReverse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Registry.setInitialRunningStateFromSt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nentRegistry.registerComponent( ComponentNameSpace name , String description , Component component , boolean binding , boolean service , String [ ] sharedLibra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Registry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Registry.Componen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Registry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Registry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Registry.getComponent( ComponentNameSpac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